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78cm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3465a4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3465a4" draw:marker-start="Arrow" draw:marker-start-width="0.3cm" draw:marker-end="Arrow" draw:marker-end-width="0.3cm" draw:fill="none" draw:fill-color="#cccccc" draw:textarea-vertical-align="middle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color="#3465a4" draw:fill="none" draw:fill-color="#cccccc" draw:textarea-vertical-align="middle" draw:auto-grow-height="false" fo:min-height="0.749cm" fo:min-width="0.499cm"/>
    </style:style>
    <style:style style:name="P1" style:family="paragraph">
      <style:text-properties fo:color="#ffffff" fo:font-size="13pt" style:font-size-asian="13pt" style:font-size-complex="13pt"/>
    </style:style>
    <style:style style:name="P2" style:family="paragraph">
      <style:text-properties fo:color="#ffffff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color="#3465a4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465a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44cm" svg:height="2.028cm" svg:x="2.636cm" svg:y="9.44cm">
          <draw:text-box>
            <text:p/>
          </draw:text-box>
        </draw:frame>
        <draw:frame draw:style-name="gr2" draw:text-style-name="P2" draw:layer="layout" svg:width="25.94cm" svg:height="1.361cm" svg:x="1cm" svg:y="1cm">
          <draw:text-box>
            <text:p><text:span text:style-name="T1">Worker Shell Block Diagram Template Idea</text:span></text:p>
            <text:p><text:span text:style-name="T2">An example is provided inside the Worker Shell so that you can copy and paste boxes/arrows/text</text:span></text:p>
          </draw:text-box>
        </draw:frame>
        <draw:custom-shape draw:style-name="gr3" draw:text-style-name="P3" draw:layer="layout" svg:width="13.843cm" svg:height="11.43cm" svg:x="5.318cm" svg:y="3.6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589cm" svg:height="10.414cm" svg:x="5.445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285cm" svg:height="1.016cm" svg:x="7.537cm" svg:y="5.056cm">
          <draw:text-box>
            <text:p text:style-name="P4"><text:span text:style-name="T3">cordic_pr.vhd</text:span></text:p>
          </draw:text-box>
        </draw:frame>
        <draw:frame draw:style-name="gr5" draw:text-style-name="P6" draw:layer="layout" svg:width="13.462cm" svg:height="1.016cm" svg:x="5.572cm" svg:y="3.667cm">
          <draw:text-box>
            <text:p text:style-name="P3"><text:span text:style-name="T3">Worker Shell</text:span></text:p>
          </draw:text-box>
        </draw:frame>
        <draw:custom-shape draw:style-name="gr6" draw:text-style-name="P3" xml:id="id1" draw:id="id1" draw:layer="layout" svg:width="1.651cm" svg:height="1.651cm" svg:x="5.88cm" svg:y="4.8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1.651cm" svg:height="1.651cm" svg:x="8.525cm" svg:y="7.8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1.651cm" svg:height="1.651cm" svg:x="6.115cm" svg:y="11.01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6.705cm" svg:y1="6.542cm" svg:x2="9.35cm" svg:y2="7.866cm" draw:start-shape="id1" draw:start-glue-point="2" draw:end-shape="id2" draw:end-glue-point="0" svg:d="M6705 6542v661h2645v663" svg:viewBox="0 0 2646 1325">
          <text:p/>
        </draw:connector>
        <draw:frame draw:style-name="gr5" draw:text-style-name="P5" draw:layer="layout" svg:width="3.394cm" svg:height="1.016cm" svg:x="10.303cm" svg:y="8.147cm">
          <draw:text-box>
            <text:p text:style-name="P4"><text:span text:style-name="T3">cordic.vhd</text:span></text:p>
          </draw:text-box>
        </draw:frame>
        <draw:custom-shape draw:style-name="gr6" draw:text-style-name="P3" xml:id="id4" draw:id="id4" draw:layer="layout" svg:width="1.651cm" svg:height="1.651cm" svg:x="10.915cm" svg:y="11.0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81cm" svg:height="0.381cm" svg:x="8.174cm" svg:y="11.649cm">
          <text:p text:style-name="P3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81cm" svg:height="0.381cm" svg:x="9.174cm" svg:y="11.649cm">
          <text:p text:style-name="P3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81cm" svg:height="0.381cm" svg:x="10.174cm" svg:y="11.649cm">
          <text:p text:style-name="P3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9.35cm" svg:y1="9.517cm" svg:x2="6.94cm" svg:y2="11.014cm" draw:start-shape="id2" draw:start-glue-point="2" draw:end-shape="id3" svg:d="M9350 9517v748h-2410v749" svg:viewBox="0 0 2411 1498">
          <text:p/>
        </draw:connector>
        <draw:connector draw:style-name="gr7" draw:text-style-name="P3" draw:layer="layout" svg:x1="9.35cm" svg:y1="9.517cm" svg:x2="11.74cm" svg:y2="11.014cm" draw:start-shape="id2" draw:start-glue-point="2" draw:end-shape="id4" svg:d="M9350 9517v748h2390v749" svg:viewBox="0 0 2391 1498">
          <text:p/>
        </draw:connector>
        <draw:frame draw:style-name="gr5" draw:text-style-name="P5" draw:layer="layout" svg:width="5.842cm" svg:height="1.016cm" svg:x="12.711cm" svg:y="11.347cm">
          <draw:text-box>
            <text:p text:style-name="P4"><text:span text:style-name="T3">cordic_stage.vhd</text:span></text:p>
          </draw:text-box>
        </draw:frame>
        <draw:custom-shape draw:style-name="gr9" draw:text-style-name="P3" draw:layer="layout" svg:width="0.889cm" svg:height="4.964cm" draw:transform="rotate (-1.5707963267949) translate (11.922cm 12.956cm)">
          <text:p/>
          <draw:enhanced-geometry svg:viewBox="0 0 21600 21600" draw:mirror-vertical="false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7" draw:layer="layout" svg:width="7.62cm" svg:height="1.016cm" svg:x="5.899cm" svg:y="13.875cm">
          <draw:text-box>
            <text:p><text:span text:style-name="T4">Grows with N number of St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10:49:34.268398460</meta:creation-date>
    <dc:date>2015-09-15T12:40:10.407585998</dc:date>
    <meta:editing-duration>PT20M6S</meta:editing-duration>
    <meta:editing-cycles>6</meta:editing-cycles>
    <meta:generator>LibreOffice/4.2.8.2$Linux_X86_64 LibreOffice_project/420m0$Build-2</meta:generator>
    <meta:document-statistic meta:object-count="20"/>
  </office:meta>
</office:document-meta>
</file>